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f474" officeooo:paragraph-rsid="000df474"/>
    </style:style>
    <style:style style:name="P2" style:family="paragraph" style:parent-style-name="Standard">
      <style:text-properties officeooo:rsid="000df474" officeooo:paragraph-rsid="000fa19f"/>
    </style:style>
    <style:style style:name="P3" style:family="paragraph" style:parent-style-name="Standard">
      <style:text-properties officeooo:rsid="000df474" officeooo:paragraph-rsid="0012b402"/>
    </style:style>
    <style:style style:name="P4" style:family="paragraph" style:parent-style-name="Standard">
      <style:text-properties officeooo:rsid="00105fdb" officeooo:paragraph-rsid="00105fdb"/>
    </style:style>
    <style:style style:name="P5" style:family="paragraph" style:parent-style-name="Standard">
      <style:text-properties officeooo:rsid="00105fdb" officeooo:paragraph-rsid="00119431"/>
    </style:style>
    <style:style style:name="P6" style:family="paragraph" style:parent-style-name="Standard">
      <style:text-properties officeooo:rsid="00105fdb" officeooo:paragraph-rsid="0014822f"/>
    </style:style>
    <style:style style:name="P7" style:family="paragraph" style:parent-style-name="Standard">
      <style:text-properties officeooo:rsid="0012b402" officeooo:paragraph-rsid="0012b402"/>
    </style:style>
    <style:style style:name="P8" style:family="paragraph" style:parent-style-name="Standard">
      <style:text-properties officeooo:rsid="0014822f" officeooo:paragraph-rsid="0014822f"/>
    </style:style>
    <style:style style:name="P9" style:family="paragraph" style:parent-style-name="Standard">
      <style:text-properties officeooo:rsid="00170d1d" officeooo:paragraph-rsid="00170d1d"/>
    </style:style>
    <style:style style:name="P10" style:family="paragraph" style:parent-style-name="Standard">
      <style:text-properties officeooo:rsid="000df474" officeooo:paragraph-rsid="000fa19f"/>
    </style:style>
    <style:style style:name="T1" style:family="text">
      <style:text-properties officeooo:rsid="00119431"/>
    </style:style>
    <style:style style:name="T2" style:family="text">
      <style:text-properties officeooo:rsid="0014822f"/>
    </style:style>
    <style:style style:name="T3" style:family="text">
      <style:text-properties officeooo:rsid="0015c214"/>
    </style:style>
    <style:style style:name="T4" style:family="text">
      <style:text-properties officeooo:rsid="00170d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ice</text:p>
      <text:p text:style-name="P2"/>
      <text:p text:style-name="P2">introducción</text:p>
      <text:p text:style-name="P2">factores de riesgo</text:p>
      <text:p text:style-name="P2">riesgos</text:p>
      <text:p text:style-name="P3">daños que se producen</text:p>
      <text:p text:style-name="P7">medidas preventivas y de protección</text:p>
      <text:p text:style-name="P2">conclusion</text:p>
      <text:p text:style-name="P2">bibliografia</text:p>
      <text:p text:style-name="P2"/>
      <text:p text:style-name="P2"/>
      <text:p text:style-name="P2"/>
      <text:p text:style-name="P2">https://trabajoyprevencion.jcyl.es/web/jcyl/binarios/298/402/musculoesqueleticos.pdf?blobheader=application%2Fpdf%3Bcharset%3DUTF-8&amp;blobheadername1=Cache-Control&amp;blobheadername2=Expires&amp;blobheadername3=Site&amp;blobheadervalue1=no-store%2Cno-cache%2Cmust-revalidate&amp;blobheadervalue2=0&amp;blobheadervalue3=Portal_TrabajoYPrevencion&amp;blobnocache=true</text:p>
      <text:p text:style-name="P1"/>
      <text:p text:style-name="P1"/>
      <text:p text:style-name="P1"/>
      <text:p text:style-name="P1">introducción</text:p>
      <text:p text:style-name="P1"/>
      <text:p text:style-name="P5"><text:span text:style-name="T1">Este llamado trabajo recopilará a continuación el concepto de los riesgos ergonómicos o musculo-esqueléticos,</text:span> enfoca<text:span text:style-name="T1">do</text:span> <text:span text:style-name="T1">en este caso de manera exclusiva al entorno de oficinas.</text:span></text:p>
      <text:p text:style-name="P5"/>
      <text:p text:style-name="P6"><text:span text:style-name="T1">Comenzando por los factores de riego: regidos tanto por el equipamiento del trabaj</text:span><text:span text:style-name="T4">ad</text:span><text:span text:style-name="T1">o</text:span><text:span text:style-name="T4">r</text:span><text:span text:style-name="T1"> como </text:span><text:span text:style-name="T4">sus</text:span><text:span text:style-name="T1"> misma</text:span><text:span text:style-name="T2">s actividades laborales</text:span></text:p>
      <text:p text:style-name="P6"/>
      <text:p text:style-name="P8">Riesgos que se generan a causa de los factores: problemas que dificultarán la actividad laboral junto con el peligro de daños a corto o largo plazo.</text:p>
      <text:p text:style-name="P8"/>
      <text:p text:style-name="P8">Daños producidos: provocados a causa de las condiciones inadecuadas, afectado la eficiencia laboral y vida personal del trabajador, <text:span text:style-name="T3">y en casos mayores inhabilitando la capacidad de realizar la actividad laboral y en los peores casos, limitando la</text:span><text:span text:style-name="T4">s capacidades del trabajador de realizar vida normal.</text:span></text:p>
      <text:p text:style-name="P8"/>
      <text:p text:style-name="P9">Medidas preventivas</text:p>
      <text:p text:style-name="P4"/>
      <text:p text:style-name="P4"/>
      <text:p text:style-name="P4"/>
      <text:p text:style-name="P1">factores de riesgo</text:p>
      <text:p text:style-name="P1">riesgos</text:p>
      <text:p text:style-name="P1">daños que se producen</text:p>
      <text:p text:style-name="P7">medidas preventivas y de protección</text:p>
      <text:p text:style-name="P1">conclusion</text:p>
      <text:p text:style-name="P1">bibliografi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4T12:05:59.296000000</meta:creation-date>
    <dc:date>2022-05-04T13:36:42.809000000</dc:date>
    <meta:editing-duration>PT15M33S</meta:editing-duration>
    <meta:editing-cycles>5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21" meta:word-count="149" meta:character-count="1341" meta:non-whitespace-character-count="1213"/>
  </office:meta>
</office:document-meta>
</file>